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3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862a4" officeooo:paragraph-rsid="000862a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862a4" officeooo:paragraph-rsid="000862a4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0862a4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style="normal" officeooo:rsid="00093d74" officeooo:paragraph-rsid="00093d74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officeooo:rsid="00093d74" officeooo:paragraph-rsid="00093d74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paragraph-rsid="000862a4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93d74" officeooo:paragraph-rsid="00093d74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93d74" officeooo:paragraph-rsid="00093d74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0862a4" officeooo:paragraph-rsid="000862a4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4pt" fo:font-style="normal" officeooo:rsid="000862a4" officeooo:paragraph-rsid="000862a4" style:font-size-asian="14pt" style:font-style-asian="normal" style:font-size-complex="14pt" style:font-style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4pt" officeooo:paragraph-rsid="000862a4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3pt" fo:font-style="italic" style:text-underline-style="solid" style:text-underline-width="auto" style:text-underline-color="font-color" fo:font-weight="bold" officeooo:rsid="00093d74" officeooo:paragraph-rsid="00093d74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093d74" officeooo:paragraph-rsid="00093d74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Default_7e_LT_7e_Gliederung_20_2" style:list-style-name="L3">
      <style:paragraph-properties fo:margin-top="0.4cm" fo:margin-bottom="0cm" loext:contextual-spacing="false"/>
      <style:text-properties style:font-name="Liberation Serif" fo:font-size="14pt" style:font-size-asian="14pt" style:font-size-complex="14pt"/>
    </style:style>
    <style:style style:name="P15" style:family="paragraph" style:parent-style-name="Default_7e_LT_7e_Gliederung_20_3" style:list-style-name="L3">
      <style:paragraph-properties fo:margin-top="0.3cm" fo:margin-bottom="0cm" loext:contextual-spacing="false"/>
      <style:text-properties style:font-name="Liberation Serif" fo:font-size="14pt" style:font-size-asian="14pt" style:font-size-complex="14pt"/>
    </style:style>
    <style:style style:name="P16" style:family="paragraph" style:parent-style-name="Default_7e_LT_7e_Gliederung_20_3" style:list-style-name="L3">
      <style:paragraph-properties fo:margin-top="0.3cm" fo:margin-bottom="0cm" loext:contextual-spacing="false"/>
      <style:text-properties style:font-name="Liberation Serif" fo:font-size="14pt" officeooo:rsid="00093d74" officeooo:paragraph-rsid="00093d74" style:font-size-asian="14pt" style:font-size-complex="14pt"/>
    </style:style>
    <style:style style:name="T1" style:family="text">
      <style:text-properties fo:font-weight="bold" officeooo:rsid="000862a4" style:font-weight-asian="bold" style:font-weight-complex="bold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tyle="italic" style:font-style-asian="italic"/>
    </style:style>
    <style:style style:name="T4" style:family="text">
      <style:text-properties style:font-name="Liberation Sans1" fo:font-style="italic" style:text-underline-style="solid" style:text-underline-width="auto" style:text-underline-color="font-color" fo:font-weight="normal" style:font-style-asian="italic" style:font-weight-asian="normal" style:font-weight-complex="normal"/>
    </style:style>
    <style:style style:name="T5" style:family="text">
      <style:text-properties style:font-name="Liberation Sans1" fo:font-weight="normal" style:font-weight-asian="normal" style:font-weight-complex="normal"/>
    </style:style>
    <style:style style:name="T6" style:family="text">
      <style:text-properties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Liberation Sans1"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62a4" style:font-weight-asian="normal" style:font-weight-complex="normal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fo:font-weight="normal" style:font-style-asian="italic" style:font-weight-asian="normal"/>
    </style:style>
    <style:style style:name="T13" style:family="text">
      <style:text-properties fo:font-style="italic" fo:font-weight="normal" officeooo:rsid="000862a4" style:font-style-asian="itali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 FOR LSI WINTER INTERNSHIP</text:p>
      <text:p text:style-name="P1"/>
      <text:p text:style-name="P1"/>
      <text:p text:style-name="P6"><text:span text:style-name="T1">TASKS AND TIMELINE:</text:span></text:p>
      <text:p text:style-name="P3"><text:span text:style-name="T1"/></text:p>
      <text:list xml:id="list5345735599549502140" text:style-name="L1">
        <text:list-item>
          <text:p text:style-name="P9">Extend Rahul sir’s code, which generated center lines, to generate center lines with ends meeting, to form closed polygons.</text:p>
        </text:list-item>
        <text:list-item>
          <text:p text:style-name="P9">Debugging Rahul sir’s code, to allow it to work for different input shape files.</text:p>
        </text:list-item>
        <text:list-item>
          <text:p text:style-name="P9">Conversion between shp and GML files, understanding the GML file format.</text:p>
        </text:list-item>
        <text:list-item>
          <text:p text:style-name="P9">Generating points, with different attributes, studying working with shp files.</text:p>
        </text:list-item>
        <text:list-item>
          <text:p text:style-name="P11"><text:span text:style-name="T10">Reading about network generation algorithms in papers like “</text:span>A “Door to Door” Path Finding Approach for Indoor Navigation. <text:s text:c="2"/>- <text:span text:style-name="T11">L. Liu , S. Zlatanova</text:span><text:span text:style-name="T13">”.</text:span></text:p>
        </text:list-item>
        <text:list-item>
          <text:p text:style-name="P10"><text:span text:style-name="T9">Writing code to generate centroids of closed polygons.</text:span></text:p>
        </text:list-item>
        <text:list-item>
          <text:p text:style-name="P10"><text:span text:style-name="T9">Writing code to detect gaps in walls as doors.</text:span></text:p>
        </text:list-item>
        <text:list-item>
          <text:p text:style-name="P10"><text:span text:style-name="T9">Writing code to join gaps with a line, and storing the centroid of the line, with the label “door”.</text:span></text:p>
        </text:list-item>
        <text:list-item>
          <text:p text:style-name="P10"><text:span text:style-name="T9">Converting formed closed set of lines into polygon, require more sophisticated algorithms for this. Researched on this, asked on stack overflow, read python cookbooks, and read research papers.</text:span></text:p>
        </text:list-item>
        <text:list-item>
          <text:p text:style-name="P10"><text:span text:style-name="T9">Developed a code, that connects lines with common end points to form polygons. Works accurately only with single rooms.</text:span></text:p>
        </text:list-item>
        <text:list-item>
          <text:p text:style-name="P4"><text:span text:style-name="T5">Wrote a code in dxf, to detect arc-line pairs which might form a door.</text:span></text:p>
        </text:list-item>
      </text:list>
      <text:p text:style-name="P5"><text:span text:style-name="T5"/></text:p>
      <text:p text:style-name="P5"><text:span text:style-name="T5"/></text:p>
      <text:p text:style-name="P5"><text:span text:style-name="T5"/></text:p>
      <text:p text:style-name="P7"><text:span text:style-name="T2">WORKAHEAD :</text:span></text:p>
      <text:p text:style-name="P7"><text:span text:style-name="T2">( A short note of advice for the person following up on this work)</text:span></text:p>
      <text:p text:style-name="P7"><text:span text:style-name="T2"/></text:p>
      <text:p text:style-name="P12"><text:span text:style-name="T5">MAJOR GOALS</text:span></text:p>
      <text:list xml:id="list6714646578133342564" text:style-name="L2">
        <text:list-item>
          <text:p text:style-name="P8"><text:span text:style-name="T6">Improve polygon recognition algorithm.</text:span></text:p>
        </text:list-item>
        <text:list-item>
          <text:p text:style-name="P8"><text:span text:style-name="T6">Implement a network, once the centroids are properly formed, according to the model proposed by Anurag Tyagi sir.</text:span></text:p>
        </text:list-item>
      </text:list>
      <text:p text:style-name="P7"><text:span text:style-name="T6"/></text:p>
      <text:p text:style-name="P12"><text:span text:style-name="T5"><text:s/>RESOURCES</text:span></text:p>
      <text:list xml:id="list4576032947947037604" text:style-name="L3">
        <text:list-item>
          <text:p text:style-name="P14">A “Door to Door” Path Finding Approach for Indoor Navigation.</text:p>
          <text:p text:style-name="P15"><text:span text:style-name="T11">L. Liu , S. Zlatanova</text:span></text:p>
        </text:list-item>
        <text:list-item>
          <text:p text:style-name="P14">A Semantic model to Define Indoor Space in context of Emergency Evacuation.</text:p>
          <text:p text:style-name="P15"><text:span text:style-name="T11">Nishith Maheshwari , K. S. Rajan</text:span></text:p>
        </text:list-item>
        <text:list-item>
          <text:p text:style-name="P16"><text:span text:style-name="T12">Python ogrgdal-cookbook online.</text:span></text:p>
        </text:list-item>
      </text:list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3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22:33:06.539581527</meta:creation-date>
    <dc:date>2017-04-07T22:53:11.964329106</dc:date>
    <meta:editing-duration>PT9M13S</meta:editing-duration>
    <meta:editing-cycles>1</meta:editing-cycles>
    <meta:document-statistic meta:table-count="0" meta:image-count="0" meta:object-count="0" meta:page-count="1" meta:paragraph-count="24" meta:word-count="278" meta:character-count="1634" meta:non-whitespace-character-count="1395"/>
    <meta:generator>LibreOffice/5.1.6.2$Linux_X86_64 LibreOffice_project/10m0$Build-2</meta:generator>
  </office:meta>
</office:document-meta>
</file>